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verview</text:p>
      <text:p text:style-name="Standard"/>
      <text:p text:style-name="Standard">Są trzy osobne moduły, części które będziemy implementować</text:p>
      <text:p text:style-name="Standard"/>
      <text:list xml:id="list887254314" text:style-name="L1">
        <text:list-item>
          <text:p text:style-name="P1">a) Dane – musimy mieć skądś dane (ja wysłałem zapytanie do jednego autora i prośbę o stworzenie konta na serwisie streamującym takie dane)</text:p>
          <text:p text:style-name="P1">b) Przewidywanie – to jest pewnie moja działka, użyję infer.net i sieci bayesowskich. Zobaczymy co dalej. Pierwszy krok to będzie coś chamsko prostego :)</text:p>
        </text:list-item>
        <text:list-item>
          <text:p text:style-name="P1">Wizualizacja – moduł odpowiedzialny za rysowanie i to co ma rozwalić kogoś kto będzie to recenzował. Niech używa jakiejś fasady do metod typu getGraph(), getPrediction() itp</text:p>
        </text:list-item>
        <text:list-item>
          <text:p text:style-name="P1">Funkcjonalność (np. moduł który będzie szukał scieżki – prosty algorytm grafowy, moduł który będzie klasteryzował obszary zatłoczone – tj. dużo linków jest zapchanych itp)</text:p>
        </text:list-item>
      </text:list>
      <text:p text:style-name="Standard"/>
      <text:p text:style-name="Standard"/>
      <text:p text:style-name="Standard">Opis:</text:p>
      <text:list xml:id="list1188084199" text:style-name="L2">
        <text:list-item>
          <text:p text:style-name="P2">Serwer + klienci (np. komputery, GPS, smartphony) – używane przez kierowców</text:p>
        </text:list-item>
        <text:list-item>
          <text:p text:style-name="P2">Prosty sposób pobierania danych (dosyć dane moduły ILD, lub GPSy przypięte do taksówek)</text:p>
        </text:list-item>
        <text:list-item>
          <text:p text:style-name="P2">Wędka dla kierowców – unikanlny ekosystem który ułatwi wiele czynności, a tym samym “zachęci” , lub “uzależni” kierowców od systemu</text:p>
        </text:list-item>
        <text:list-item>
          <text:p text:style-name="P2">Możliwość wsadzenia informacji kontekstualnej (tu będzie mecz, tu był wypadek, pogoda jest taka a taka) – oczywiście w przyszłości</text:p>
        </text:list-item>
        <text:list-item>
          <text:p text:style-name="P2">Generalnie : to będzie unikalny ekosystem, który zintegruje ruch uliczny i pomoże kierowcom. Innowacyjność ! Ponieważ taki system nie istnieje jeszcze w pełni na świecie i są co najwyżej podejmowane dopiero pierwsze kroki. A uważamy że jest to jak najbardziej w zasięgu ręki . Teraz kierowca jeśli chce coś zrobić musi używać wielu rozłącznych narzędzi. Np wyszukiwarki aby znaleźć bank, potem google-maps, GPS żeby zobaczyć jak jechać, a na końcu I tak utknie w korku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szek </meta:initial-creator>
    <meta:creation-date>2013-05-11T08:57:45</meta:creation-date>
    <dc:date>2013-05-11T09:07:30</dc:date>
    <dc:creator>staszek </dc:creator>
    <meta:editing-duration>P0D</meta:editing-duration>
    <meta:editing-cycles>1</meta:editing-cycles>
    <meta:document-statistic meta:table-count="0" meta:image-count="0" meta:object-count="0" meta:page-count="1" meta:paragraph-count="12" meta:word-count="253" meta:character-count="1609" meta:non-whitespace-character-count="1376"/>
    <meta:generator>LibreOffice/3.5$Linux_X86_64 LibreOffice_project/350m1$Build-2</meta:generator>
  </office:meta>
</office:document-meta>
</file>